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Standard">
      <style:paragraph-properties>
        <style:tab-stops>
          <style:tab-stop style:position="17.912cm"/>
        </style:tab-stops>
      </style:paragraph-properties>
      <style:text-properties style:font-name="Arial" fo:font-weight="bold" style:font-weight-asian="bold" style:font-weight-complex="bold"/>
    </style:style>
    <style:style style:name="T1" style:family="text">
      <style:text-properties fo:font-variant="normal" fo:text-transform="none" fo:color="#00c1f1" style:font-name="H5PDroidSans" fo:font-size="12pt" fo:letter-spacing="normal" fo:font-style="normal"/>
    </style:style>
    <style:style style:name="T2" style:family="text">
      <style:text-properties fo:font-variant="normal" fo:text-transform="none" style:font-name="H5PDroidSans" fo:font-size="12pt" fo:letter-spacing="normal" fo:font-style="normal"/>
    </style:style>
    <style:style style:name="T3" style:family="text">
      <style:text-properties fo:font-variant="normal" fo:text-transform="none" fo:color="#000000" style:font-name="H5PDroidSans" fo:font-size="12pt" fo:letter-spacing="normal" fo:font-style="normal"/>
    </style:style>
    <style:style style:name="T4" style:family="text">
      <style:text-properties fo:font-variant="normal" fo:text-transform="none" fo:color="#000000" style:font-name="sans-serif" fo:font-size="13.5pt" fo:letter-spacing="normal" fo:font-style="normal"/>
    </style:style>
    <style:style style:name="T5"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ge One – Fully Automated Analysis</text:p>
      <text:p text:style-name="P1">Bei der automatisierten Malware-Analyse werden Erkennungsmodelle verwendet, die durch die Analyse früher entdeckter Malware-Muster entwickelt wurden, um die Auswirkungen eines neuen Musters auf die Netzwerkinfrastruktur schnell zu bewerten. Dieser Ansatz ist ideal für die Verarbeitung von Malware in großem Maßstab.<text:line-break/><text:line-break/>Cuckoo Sandbox zum Beispiel ist eine Open-Source-Plattform für die automatisierte Malware-Analyse, die häufig für die automatisierte Analyse verwendet wird. Sie kann so angepasst werden, dass sie benutzerdefinierte Skripte ausführt und umfassende Berichte erstellt. Weitere kommerzielle und kostenlose Tools zur automatisierten Analyse sind ebenfalls auf dem Markt erhältlich.</text:p>
      <text:p text:style-name="P1"/>
      <text:p text:style-name="P1"><text:span text:style-name="Strong_20_Emphasis"><text:span text:style-name="T3">Stage Two – Static Properties Analysis</text:span></text:span><text:span text:style-name="T5"> </text:span></text:p>
      <text:p text:style-name="P1">Die statische Eigenschaftsanalyse ist eine Art der Malware-Analyse, bei der die Metadaten einer Datei untersucht werden, ohne dass die Malware tatsächlich ausgeführt wird. Dies geschieht in der Regel in einer sicheren Umgebung wie einer virtuellen Maschine, die nicht mit dem Internet verbunden ist, um Schäden am System zu vermeiden.<text:line-break/><text:line-break/>PeStudio zum Beispiel ist ein kostenloses Tool, das für die Analyse statischer Eigenschaften verwendet werden kann. Es kann verdächtige Artefakte in ausführbaren Dateien aufspüren und ist für die automatische Analyse konzipiert. Mithilfe der Analyse statischer Eigenschaften können Forscher schnell feststellen, ob eine Datei potenziell bösartig ist und weiter untersucht werden sollte.</text:p>
      <text:p text:style-name="P1"/>
      <text:p text:style-name="P2">Stage Three – Interactive Behavior Analysis</text:p>
      <text:p text:style-name="P1">Nach der Analyse der statischen Eigenschaften wird das Malware-Muster in einer kontrollierten Umgebung ausgeführt, um von einem Analysten weiter beobachtet zu werden. Manche Malware kann jedoch die virtuelle Umgebung erkennen und die Ausführung vermeiden. In dieser Phase kommen verschiedene Tools zum Einsatz, darunter Wireshark für die Beobachtung von Netzwerkpaketen, Process Hacker für die Prozessbeobachtung, Process Monitor für die Beobachtung von Echtzeitaktivitäten und ProcDot für die interaktive grafische Darstellung der aufgezeichneten Aktivitäten. Diese Tools helfen den Analysten, das Verhalten der Malware und ihre Interaktionen mit dem System zu beobachten.</text:p>
      <text:p text:style-name="P1"/>
      <text:p text:style-name="P2">Stage Four – Manual Code Reversing</text:p>
      <text:p text:style-name="P1">Das Reverse-Engineering des Codes eines Malware-Musters kann wertvolle Einblicke in seine innere Funktionsweise liefern. Durch die Analyse des Codes kann ein Malware-Analyst die Logik, die Algorithmen, die geheimen Fähigkeiten und die Ausnutzungstaktiken der Malware verstehen. Darüber hinaus kann Reverse Engineering dabei helfen, das Befehls- und Kontrollkommunikationsprotokoll zwischen dem Client und dem Server aufzudecken.<text:line-break/><text:line-break/>Analysten verwenden in der Regel Debugger und Disassembler, um den Code manuell umzukehren. Debugger helfen bei der Identifizierung und Lokalisierung von Fehlern, während Disassembler bei der Übersetzung von Maschinencode in Assemblercode helfen, um die Analyse zu erleichtern. Der Prozess des Reverse Engineering kann zeitaufwändig sein und erfordert ein hohes Maß an technischem Fachwissen.</text:p>
      <text:p text:style-name="P1"/>
      <text:p text:style-name="P1"/>
      <text:p text:style-name="P1"><text:span text:style-name="Strong_20_Emphasis"><text:span text:style-name="T4">Static analysis</text:span></text:span> werden die externen Attribute der Datei, z. B. Metadaten und Zeichenfolgen, untersucht, ohne den Code auszuführen. Er kann feststellen, ob eine Datei bösartig ist, Informationen über ihr Verhalten bereitstellen und gelegentlich Informationen bereitstellen, die die Erstellung grundlegender Signaturen ermöglichen. Die statische Analyse ist schnell und unkompliziert, aber sie ist nutzlos gegen komplexe Malware und ist dafür bekannt, kritische Verhaltensweisen zu übersehen.</text:p>
      <text:p text:style-name="P1"/>
      <text:p text:style-name="P1"/>
      <text:p text:style-name="P1"><text:soft-page-break/></text:p>
      <text:p text:style-name="P1"><text:span text:style-name="Strong_20_Emphasis"><text:span text:style-name="T4">Dynamic analysis</text:span></text:span> methoden wird die Malware ausgeführt und ihr Verhalten auf einer virtuellen Maschine analysiert, um die Infektion zu entfernen, wirksame Signaturen zu erstellen oder sogar beides. Die Ausführung von Malware sollte jedoch in einer kontrollierten Umgebung erfolgen, um sie zu untersuchen, ohne dem System Schaden zuzufügen. Die dynamische Analyse deckt Live-Umgebungen ab, was bei der statischen Analyse nicht der Fall ist, und kann ohne Programmierkenntnisse eingesetzt werden.<text:line-break/><text:line-break/>Da keine einzelne Methode alle Schadprogramme erkennen kann, ergänzen sich die beiden Methoden. Die statische Analyse kann Probleme in nicht ausgeführtem Code aufdecken, was die dynamische Analyse nicht kann, während die dynamische Analyse Live-Umgebungen abdeckt, was die statische Analyse nicht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08T12:12:55.13</dc:date>
    <dc:creator>kaos sevdalisi</dc:creator>
    <meta:document-statistic meta:table-count="0" meta:image-count="0" meta:object-count="0" meta:page-count="2" meta:paragraph-count="10" meta:word-count="577" meta:character-count="4350"/>
    <meta:user-defined meta:name="Info 1"/>
    <meta:user-defined meta:name="Info 2"/>
    <meta:user-defined meta:name="Info 3"/>
    <meta:user-defined meta:name="Info 4"/>
  </office:meta>
</office:document-meta>
</file>